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8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9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0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1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2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6">url</text:p>
        </text:list-item>
        <text:list-item>
          <text:p text:style-name="P36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6">params</text:p>
        </text:list-item>
        <text:list-item>
          <text:p text:style-name="P36">callback</text:p>
        </text:list-item>
        <text:list-item>
          <text:p text:style-name="P36">headers</text:p>
        </text:list-item>
        <text:list-item>
          <text:p text:style-name="P41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[foo~=bar]</text:p>
      <text:p text:style-name="P23"><text:s text:c="4"/><text:span text:style-name="T19">获取所有 foo 属性值是一个以空格分割的列表，且其中之一为 "bar" 的</text:span> DIV <text:span text:style-name="T19">元素。</text:span></text:p>
      <text:p text:style-name="P23"><text:soft-page-break/>div[<text:span text:style-name="T19">lang|=zh</text:span>]</text:p>
      <text:p text:style-name="P23"><text:s text:c="4"/><text:span text:style-name="T19">获取所有 lang 属性值是一个以连字号分割的列表，并且以 "zh" 开头</text:span>的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oft-page-break/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 text:c="4"/><text:span text:style-name="T19">获取所有</text:span> <text:span text:style-name="T19">DIV 元素集中序数为偶数的元素。</text:span></text:p>
      <text:p text:style-name="P23">div:nth-child(n5+3)</text:p>
      <text:p text:style-name="P23"><text:s text:c="4"/><text:span text:style-name="T19">从第三个 DIV 子元素开始，获取所有 DIV 元素集中序数为 (n5+3) 的元素（3, 8, 13, 18 等等）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5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25T23:45:29</dc:date>
    <meta:keyword>DOMAssistant</meta:keyword>
    <meta:keyword>Javascript</meta:keyword>
    <meta:keyword>Chinese</meta:keyword>
    <meta:editing-cycles>211</meta:editing-cycles>
    <meta:editing-duration>PT14H42M48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5" meta:paragraph-count="475" meta:word-count="2485" meta:character-count="10074"/>
  </office:meta>
</office:document-meta>
</file>